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4.3346in"/>
    </style:style>
    <style:style style:name="co7" style:family="table-column">
      <style:table-column-properties fo:break-before="auto" style:column-width="11.9575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5.3854in"/>
    </style:style>
    <style:style style:name="co10" style:family="table-column">
      <style:table-column-properties fo:break-before="auto" style:column-width="8.6555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8256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8.022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ontrollerMain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ControllerMainV2\ControllerMainV2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6/09/2022 09:47: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22" calcext:value-type="float">
            <text:p>22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Spl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U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DD_I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_VSS_I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3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4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5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7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8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9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0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1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2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3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5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7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JST:JST_PH_B6B-PH-K_1x06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1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2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1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2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9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Return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1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2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3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4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5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6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7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8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9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end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.3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Lehle_MZ_P</text:p>
          </table:table-cell>
          <table:table-cell office:value-type="string" calcext:value-type="string">
            <text:p>Device:Transformer_1P_SS</text:p>
          </table:table-cell>
          <table:table-cell office:value-type="string" calcext:value-type="string">
            <text:p>Lehle_Transformer:Lehle_MZ_P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3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4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5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6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7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8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 table:style-name="ce1" office:value-type="string" calcext:value-type="string">
            <text:p>Mouser</text:p>
          </table:table-cell>
          <table:table-cell table:style-name="ce2" office:value-type="string" calcext:value-type="string">
            <text:p>Reichelt</text:p>
          </table:table-cell>
          <table:table-cell table:style-name="ce3" office:value-type="string" calcext:value-type="string">
            <text:p>In Stock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C1, C2, C3, C4, C13, C14, C17, C18, C21, C22, C23, C24, C25, C_Spl1, C_Spl2, C_Spl3, C_Spl7, C_U1, C_U2, C_U3, C_U4, C_U5, C_U6, C_U7, C_U8, C_U9, C_U11, C_VDD_IC1, C_VDD_IC2, C_VDD_IC3, C_VDD_IC4, C_VDD_IC5, C_VDD_IC6, C_VDD_IC7, C_VDD_IC8, C_VDD_IC9, C_VDD_IC10, C_VDD_IC11, C_VDD_IC12, C_VDD_IC13, C_VDD_IC14, C_VDD_IC15, C_VDD_IC16, C_VSS_IC1, C_VSS_IC2, C_VSS_IC3, C_VSS_IC4, C_VSS_IC5, C_VSS_IC6, C_VSS_IC7, C_VSS_IC8, C_VSS_IC9, C_VSS_IC10, C_VSS_IC11, C_VSS_IC12, C_VSS_IC13, C_VSS_IC14, C_VSS_IC15, C_VSS_I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6, C7, C8, C9, C1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10, C11, C15, 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_Spl4, C_Spl5, C_Spl6, C_Spl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, 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IC1, IC2, IC3, IC4, IC5, IC6, IC7, IC8, IC9, IC10, IC11, IC12, IC13, IC14, IC15, IC1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SamacSys_Parts:MUX506IDWR</text:p>
          </table:table-cell>
          <table:table-cell office:value-type="string" calcext:value-type="string">
            <text:p>SamacSys_Parts:SOIC127P1030X265-28N</text:p>
          </table:table-cell>
          <table:table-cell office:value-type="string" calcext:value-type="string">
            <text:p>http://www.ti.com/lit/gpn/mux506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https://www.arrow.com/en/products/mux506idwr/texas-instruments?region=nac</text:p>
          </table:table-cell>
          <table:table-cell office:value-type="string" calcext:value-type="string">
            <text:p>MUX50x 36V, Low-Capacitance, Low-Charge-Injection, Precision, Analog Multiplexer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UX506IDWR</text:p>
          </table:table-cell>
          <table:table-cell office:value-type="string" calcext:value-type="string">
            <text:p>595-MUX506IDWR</text:p>
          </table:table-cell>
          <table:table-cell office:value-type="string" calcext:value-type="string">
            <text:p>https://www.mouser.co.uk/ProductDetail/Texas-Instruments/MUX506IDWR?qs=7EBvPakHacVyv2nASLrMzg%3D%3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IC17, IC18, IC19, IC20, IC21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SamacSys_Parts:TMUX6112PWR</text:p>
          </table:table-cell>
          <table:table-cell office:value-type="string" calcext:value-type="string">
            <text:p>SamacSys_Parts:SOP65P640X120-16N</text:p>
          </table:table-cell>
          <table:table-cell office:value-type="string" calcext:value-type="string">
            <text:p>http://www.ti.com/lit/ds/symlink/tmux6112.pdf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https://www.arrow.com/en/products/tmux6112pwr/texas-instruments?region=nac</text:p>
          </table:table-cell>
          <table:table-cell office:value-type="string" calcext:value-type="string">
            <text:p>Analog Switch ICs 36-V, Low Capacitance, Low-Leakage-Current, Precision, Quad SPST Switches (Normally Open) 16-TSSOP -40 to 1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MUX6112PWR</text:p>
          </table:table-cell>
          <table:table-cell office:value-type="string" calcext:value-type="string">
            <text:p>595-TMUX6112PWR</text:p>
          </table:table-cell>
          <table:table-cell office:value-type="string" calcext:value-type="string">
            <text:p>https://www.mouser.co.uk/ProductDetail/Texas-Instruments/TMUX6112PWR?qs=lc2O%252BfHJPVapObCKrxF4jQ%3D%3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IC22, IC23, IC24, IC25, IC27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SamacSys_Parts:1462039-4</text:p>
          </table:table-cell>
          <table:table-cell office:value-type="string" calcext:value-type="string">
            <text:p>SamacSys_Parts:14620394</text:p>
          </table:table-cell>
          <table:table-cell office:value-type="string" calcext:value-type="string">
            <text:p>https://www.te.com/commerce/DocumentDelivery/DDEController?Action=showdoc&amp;DocId=Data+Sheet%7F108-98001%7FZ%7Fpdf%7FEnglish%7FENG_DS_108-98001_Z.pdf%7F1462039-4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https://www.arrow.com/en/products/1462039-4/te-connectivity?region=europe</text:p>
          </table:table-cell>
          <table:table-cell office:value-type="string" calcext:value-type="string">
            <text:p>General Purpose Relays IM13GR=IM RELAY 100MW 5V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462039-4</text:p>
          </table:table-cell>
          <table:table-cell office:value-type="string" calcext:value-type="string">
            <text:p>655-1462039-4</text:p>
          </table:table-cell>
          <table:table-cell office:value-type="string" calcext:value-type="string">
            <text:p>https://www.mouser.co.uk/ProductDetail/TE-Connectivity-PB/1462039-4?qs=HrnbphAniACdk25612UMrw%3D%3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JST:JST_PH_B6B-PH-K_1x06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_1, J_2, J_3, J_4, J_5, J_6, J_7, J_8, J_Return1, J_Return2, J_Return3, J_Return4, J_Return5, J_Return6, J_Return7, J_Return8, J_Return9, J_Return10, J_Send1, J_Send2, J_Send3, J_Send4, J_Send5, J_Send6, J_Send7, J_Send8, J_Send9, J_Send10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Aphenol:ACJS-MV-5</text:p>
          </table:table-cell>
          <table:table-cell office:value-type="string" calcext:value-type="string">
            <text:p>SamacSys_Parts:ACJSMV5</text:p>
          </table:table-cell>
          <table:table-cell office:value-type="string" calcext:value-type="string">
            <text:p>http://www.amphenolaudio.com/wp-content/uploads/2015/07/55010228000152_acjx-mv-x.pdf</text:p>
          </table:table-cell>
          <table:table-cell table:number-columns-repeated="2"/>
          <table:table-cell office:value-type="string" calcext:value-type="string">
            <text:p>Phone Connectors 1/4"VERT CHASIS CONN PLSTC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V-5</text:p>
          </table:table-cell>
          <table:table-cell office:value-type="string" calcext:value-type="string">
            <text:p>523-ACJS-MV-5</text:p>
          </table:table-cell>
          <table:table-cell office:value-type="string" calcext:value-type="string">
            <text:p>https://www.mouser.co.uk/ProductDetail/Amphenol-Audio/ACJS-MV-5?qs=c9RBuMmXG6JIOKwHTyIaMA%3D%3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Q1, Q2, Q3, Q4, 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R1, R2, R3, R4, R5, R6, R7, R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R9, R10, R11, R12, R13, R14, R15, R16, R17, R18, R19, R20, R32, R33, R36, R37, R38, R39, R41, R44, R48, R49, R50, R51, R52, R53, R54, R5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.3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22, R23, R24, R25, R26, R27, R28, R29, R34, R3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30, R31, R40, R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45, R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R46, R47, R56, R57, R58, R59, R6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Lehle_MZ_P</text:p>
          </table:table-cell>
          <table:table-cell office:value-type="string" calcext:value-type="string">
            <text:p>Device:Transformer_1P_SS</text:p>
          </table:table-cell>
          <table:table-cell office:value-type="string" calcext:value-type="string">
            <text:p>Lehle_Transformer:Lehle_MZ_P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U1, U2, U3, U4, U5, U6, U7, U8, U11, U17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SamacSys_Parts:SOIC127P600X175-16N</text:p>
          </table:table-cell>
          <table:table-cell office:value-type="string" calcext:value-type="string">
            <text:p>http://www.ti.com/lit/ds/symlink/sn74hc595.pdf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U9, U18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  <table:table-cell office:value-type="string" calcext:value-type="string">
            <text:p>SamacSys_Parts:SOIC127P600X175-14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U10, U12, U13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U14, U15, U16</text:p>
          </table:table-cell>
          <table:table-cell office:value-type="string" calcext:value-type="string">
            <text:p>MCP23009-E_SO</text:p>
          </table:table-cell>
          <table:table-cell office:value-type="string" calcext:value-type="string">
            <text:p>SamacSys_Parts:MCP23009-E_SO</text:p>
          </table:table-cell>
          <table:table-cell office:value-type="string" calcext:value-type="string">
            <text:p>SamacSys_Parts:SOIC127P1030X265-18N</text:p>
          </table:table-cell>
          <table:table-cell office:value-type="string" calcext:value-type="string">
            <text:p>http://ww1.microchip.com/downloads/en/DeviceDoc/20002121C.pdf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https://www.arrow.com/en/products/mcp23009-eso/microchip-technology?region=nac</text:p>
          </table:table-cell>
          <table:table-cell office:value-type="string" calcext:value-type="string">
            <text:p>8-bit Input/Output Expander, I2C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09-E/SO</text:p>
          </table:table-cell>
          <table:table-cell office:value-type="string" calcext:value-type="string">
            <text:p>579-MCP23009-E/SO</text:p>
          </table:table-cell>
          <table:table-cell office:value-type="string" calcext:value-type="string">
            <text:p>https://www.mouser.co.uk/ProductDetail/Microchip-Technology/MCP23009-E-SO?qs=WqWCsLCZBkrVROuSvxwQ1Q%3D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10:32:43.447000000</dc:date>
    <meta:editing-duration>PT24M15S</meta:editing-duration>
    <meta:editing-cycles>7</meta:editing-cycles>
    <meta:generator>LibreOffice/7.3.3.2$Windows_X86_64 LibreOffice_project/d1d0ea68f081ee2800a922cac8f79445e4603348</meta:generator>
    <meta:document-statistic meta:table-count="1" meta:cell-count="1789" meta:object-count="0"/>
  </office:meta>
</office:document-meta>
</file>